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4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office:value-type="string">
            <text:p>Club Worth</text:p>
          </table:table-cell>
          <table:table-cell office:value-type="string">
            <text:p>Profitability</text:p>
          </table:table-cell>
          <table:table-cell office:value-type="string">
            <text:p>Profitability Multiplier</text:p>
          </table:table-cell>
          <table:table-cell office:value-type="string">
            <text:p>Divide Multiplier</text:p>
          </table:table-cell>
          <table:table-cell table:style-name="Default" office:value-type="string">
            <text:p>Transfer Budget (Current)</text:p>
          </table:table-cell>
          <table:table-cell table:style-name="Default" office:value-type="string">
            <text:p>New Calculation</text:p>
          </table:table-cell>
          <table:table-cell office:value-type="string">
            <text:p>Caught In Finance Column</text:p>
          </table:table-cell>
        </table:table-row>
        <table:table-row table:style-name="ro1">
          <table:table-cell office:value-type="string">
            <text:p>Manchester City</text:p>
          </table:table-cell>
          <table:table-cell office:value-type="float" office:value="3424000000">
            <text:p>342400000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0000">
            <text:p>10000</text:p>
          </table:table-cell>
          <table:table-cell office:value-type="currency" office:currency="GBP" office:value="116844000">
            <text:p>£116,844,000</text:p>
          </table:table-cell>
          <table:table-cell table:formula="of:=([.B2]/[.E2])*[.D2]" office:value-type="currency" office:currency="GBP" office:value="119840000">
            <text:p>£119,840,000</text:p>
          </table:table-cell>
          <table:table-cell office:value-type="float" office:value="3000000001">
            <text:p>3000000001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float" office:value="2585600000">
            <text:p>2585600000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10000">
            <text:p>10000</text:p>
          </table:table-cell>
          <table:table-cell office:value-type="currency" office:currency="GBP" office:value="122454016">
            <text:p>£122,454,016</text:p>
          </table:table-cell>
          <table:table-cell table:formula="of:=([.B3]/[.E3])*[.D3]" office:value-type="currency" office:currency="GBP" office:value="116352000">
            <text:p>£116,352,000</text:p>
          </table:table-cell>
          <table:table-cell office:value-type="float" office:value="2000000000">
            <text:p>2000000000</text:p>
          </table:table-cell>
        </table:table-row>
        <table:table-row table:style-name="ro1">
          <table:table-cell office:value-type="string">
            <text:p>Everton</text:p>
          </table:table-cell>
          <table:table-cell office:value-type="float" office:value="705600000">
            <text:p>705600000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currency" office:currency="GBP" office:value="35632800">
            <text:p>£35,632,800</text:p>
          </table:table-cell>
          <table:table-cell table:formula="of:=([.B4]/[.E4])*[.D4]" office:value-type="currency" office:currency="GBP" office:value="70560000">
            <text:p>£70,560,000</text:p>
          </table:table-cell>
          <table:table-cell office:value-type="float" office:value="500000001">
            <text:p>500000001</text:p>
          </table:table-cell>
        </table:table-row>
        <table:table-row table:style-name="ro1">
          <table:table-cell office:value-type="string">
            <text:p>Watford</text:p>
          </table:table-cell>
          <table:table-cell office:value-type="float" office:value="531200000">
            <text:p>531200000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  <table:table-cell office:value-type="currency" office:currency="GBP" office:value="14720000">
            <text:p>£14,720,000</text:p>
          </table:table-cell>
          <table:table-cell table:formula="of:=([.B5]/[.E5])*[.D5]" office:value-type="currency" office:currency="GBP" office:value="42496000">
            <text:p>£42,496,000</text:p>
          </table:table-cell>
          <table:table-cell office:value-type="float" office:value="500000001">
            <text:p>500000001</text:p>
          </table:table-cell>
        </table:table-row>
        <table:table-row table:style-name="ro1">
          <table:table-cell office:value-type="string">
            <text:p>Norwich</text:p>
          </table:table-cell>
          <table:table-cell office:value-type="float" office:value="430080000">
            <text:p>430080000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office:value-type="float" office:value="10000">
            <text:p>10000</text:p>
          </table:table-cell>
          <table:table-cell office:value-type="currency" office:currency="GBP" office:value="23989862">
            <text:p>£23,989,862</text:p>
          </table:table-cell>
          <table:table-cell table:formula="of:=([.B6]/[.E6])*[.D6]" office:value-type="currency" office:currency="GBP" office:value="32256000">
            <text:p>£32,256,000</text:p>
          </table:table-cell>
          <table:table-cell office:value-type="float" office:value="250000001">
            <text:p>250000001</text:p>
          </table:table-cell>
        </table:table-row>
        <table:table-row table:style-name="ro2">
          <table:table-cell office:value-type="string">
            <text:p>West Brom</text:p>
          </table:table-cell>
          <table:table-cell office:value-type="float" office:value="256000000">
            <text:p>256000000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office:value-type="float" office:value="10000">
            <text:p>10000</text:p>
          </table:table-cell>
          <table:table-cell office:value-type="currency" office:currency="GBP" office:value="14720000">
            <text:p>£14,720,000</text:p>
          </table:table-cell>
          <table:table-cell table:formula="of:=([.B7]/[.E7])*[.D7]" office:value-type="currency" office:currency="GBP" office:value="19200000">
            <text:p>£19,200,000</text:p>
          </table:table-cell>
          <table:table-cell office:value-type="float" office:value="250000001">
            <text:p>250000001</text:p>
          </table:table-cell>
        </table:table-row>
        <table:table-row table:style-name="ro1">
          <table:table-cell office:value-type="string">
            <text:p>Swansea</text:p>
          </table:table-cell>
          <table:table-cell office:value-type="float" office:value="192000000">
            <text:p>192000000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currency" office:currency="GBP" office:value="10560000">
            <text:p>£10,560,000</text:p>
          </table:table-cell>
          <table:table-cell table:formula="of:=([.B8]/[.E8])*[.D8]" office:value-type="currency" office:currency="GBP" office:value="9600000">
            <text:p>£9,600,000</text:p>
          </table:table-cell>
          <table:table-cell office:value-type="float" office:value="150000001">
            <text:p>150000001</text:p>
          </table:table-cell>
        </table:table-row>
        <table:table-row table:style-name="ro1">
          <table:table-cell office:value-type="string">
            <text:p>Bologna</text:p>
          </table:table-cell>
          <table:table-cell office:value-type="float" office:value="108800000">
            <text:p>10880000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office:value-type="currency" office:currency="GBP" office:value="7072000">
            <text:p>£7,072,000</text:p>
          </table:table-cell>
          <table:table-cell table:formula="of:=([.B9]/[.E9])*[.D9]" office:value-type="currency" office:currency="GBP" office:value="21760000">
            <text:p>£21,760,000</text:p>
          </table:table-cell>
          <table:table-cell office:value-type="float" office:value="100000001">
            <text:p>10000000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11/01/2020</text:date>, <text:time>14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52:10.13</meta:creation-date>
    <dc:date>2020-01-11T14:02:46.74</dc:date>
    <meta:editing-duration>PT1H10M33S</meta:editing-duration>
    <meta:editing-cycles>6</meta:editing-cycles>
    <meta:generator>OpenOffice/4.1.6$Win32 OpenOffice.org_project/416m1$Build-9790</meta:generator>
    <meta:document-statistic meta:table-count="3" meta:cell-count="71" meta:object-count="0"/>
  </office:meta>
</office:document-meta>
</file>